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0640000006459192D16.png"/>
  <manifest:file-entry manifest:media-type="image/png" manifest:full-path="Pictures/10000201000001C800000224617DF9D0.png"/>
  <manifest:file-entry manifest:media-type="image/png" manifest:full-path="Pictures/100000000000006400000047F9C275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opacity="0%" draw:textarea-horizontal-align="justify" draw:textarea-vertical-align="middle" draw:auto-grow-height="false" fo:min-height="0cm" fo:min-width="0cm" fo:wrap-option="no-wrap" draw:shadow-opacity="0%"/>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8cm"/>
    </style:style>
    <style:style style:name="gr5" style:family="graphic" style:parent-style-name="standard">
      <style:graphic-properties draw:stroke="none" svg:stroke-color="#000000" draw:fill="none" draw:fill-color="#ffffff" fo:min-height="1.1cm"/>
    </style:style>
    <style:style style:name="gr6" style:family="graphic" style:parent-style-name="standard">
      <style:graphic-properties draw:stroke="none" draw:fill="none" fo:min-height="0.396cm"/>
    </style:style>
    <style:style style:name="gr7" style:family="graphic" style:parent-style-name="standard">
      <style:graphic-properties draw:opacity="40%" draw:textarea-horizontal-align="justify" draw:textarea-vertical-align="middle" draw:auto-grow-height="false" draw:shadow-opacity="40%"/>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paragraph-properties fo:margin-top="0.42cm" fo:margin-bottom="0.35cm"/>
    </style:style>
    <style:style style:name="P4" style:family="paragraph">
      <style:paragraph-properties fo:margin-top="0.42cm" fo:margin-bottom="0.35cm"/>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645cm" svg:height="2.645cm" svg:x="8.655cm" svg:y="4.5cm">
          <draw:image xlink:href="Pictures/10000000000000640000006459192D16.png" xlink:type="simple" xlink:show="embed" xlink:actuate="onLoad">
            <text:p/>
          </draw:image>
        </draw:frame>
        <draw:frame draw:style-name="gr1" draw:text-style-name="P1" draw:layer="layout" svg:width="2.645cm" svg:height="1.878cm" svg:x="3.255cm" svg:y="9.322cm">
          <draw:image xlink:href="Pictures/100000000000006400000047F9C2752F.png" xlink:type="simple" xlink:show="embed" xlink:actuate="onLoad">
            <text:p/>
          </draw:image>
        </draw:frame>
        <draw:frame draw:style-name="gr1" draw:text-style-name="P1" draw:layer="layout" svg:width="2.645cm" svg:height="1.878cm" svg:x="8.755cm" svg:y="10.9cm">
          <draw:image xlink:href="Pictures/100000000000006400000047F9C2752F.png" xlink:type="simple" xlink:show="embed" xlink:actuate="onLoad">
            <text:p/>
          </draw:image>
        </draw:frame>
        <draw:frame draw:style-name="gr1" draw:text-style-name="P1" draw:layer="layout" svg:width="2.645cm" svg:height="1.878cm" svg:x="15cm" svg:y="9.122cm">
          <draw:image xlink:href="Pictures/100000000000006400000047F9C2752F.png" xlink:type="simple" xlink:show="embed" xlink:actuate="onLoad">
            <text:p/>
          </draw:image>
        </draw:frame>
        <draw:custom-shape draw:style-name="gr2" draw:text-style-name="P1" draw:layer="layout" svg:width="6cm" svg:height="4.2cm" svg:x="7.4cm" svg:y="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cm" svg:height="4.2cm" svg:x="1.699cm" svg:y="8.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cm" svg:height="4.2cm" svg:x="13.6cm" svg:y="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2.3cm" svg:height="1.1cm" draw:transform="rotate (-2.61799387799149) translate (8.521cm 6.8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3cm" svg:height="2.2cm" svg:x="9.2cm" svg:y="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2.3cm" svg:height="1.1cm" draw:transform="rotate (-0.698131700797732) translate (12.204cm 5.99cm)">
          <text:p/>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19.4cm" svg:height="14cm" svg:x="0.8cm" svg:y="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layer="layout" svg:width="4.7cm" svg:height="1.05cm" svg:x="7.7cm" svg:y="4.3cm">
          <draw:text-box>
            <text:p>Load Balancer</text:p>
          </draw:text-box>
        </draw:frame>
        <draw:frame draw:style-name="gr5" draw:text-style-name="P2" draw:layer="layout" svg:width="4.3cm" svg:height="1.35cm" svg:x="15.3cm" svg:y="5.4cm">
          <draw:text-box>
            <text:p><text:span text:style-name="T1">IRLANDA</text:span></text:p>
          </draw:text-box>
        </draw:frame>
        <draw:frame draw:style-name="gr6" draw:text-style-name="P4" draw:layer="layout" svg:width="2.238cm" svg:height="0.646cm" svg:x="3.6cm" svg:y="11.3cm">
          <draw:text-box>
            <text:p text:style-name="P3"><text:span text:style-name="T2">eu-west-1a</text:span></text:p>
          </draw:text-box>
        </draw:frame>
        <draw:frame draw:style-name="gr6" draw:text-style-name="P4" draw:layer="layout" svg:width="2.238cm" svg:height="0.646cm" svg:x="9.162cm" svg:y="12.754cm">
          <draw:text-box>
            <text:p text:style-name="P3"><text:span text:style-name="T2">eu-west-1b</text:span></text:p>
          </draw:text-box>
        </draw:frame>
        <draw:frame draw:style-name="gr6" draw:text-style-name="P4" draw:layer="layout" svg:width="2.238cm" svg:height="0.646cm" svg:x="15.3cm" svg:y="11.054cm">
          <draw:text-box>
            <text:p text:style-name="P3"><text:span text:style-name="T2">eu-west-1c</text:span></text:p>
          </draw:text-box>
        </draw:frame>
        <draw:custom-shape draw:style-name="gr7" draw:text-style-name="P1" draw:layer="layout" svg:width="3.6cm" svg:height="1.1cm" svg:x="15.2cm" svg:y="5.3cm">
          <text:p/>
          <draw:enhanced-geometry svg:viewBox="0 0 21600 21600" draw:type="rectangle" draw:enhanced-path="M 0 0 L 21600 0 21600 21600 0 21600 0 0 Z N"/>
        </draw:custom-shape>
        <draw:frame draw:style-name="gr1" draw:text-style-name="P1" draw:layer="layout" svg:width="2.96cm" svg:height="3.56cm" svg:x="3.24cm" svg:y="7.4cm">
          <draw:image xlink:href="Pictures/10000201000001C800000224617DF9D0.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sterPup </meta:initial-creator>
    <meta:creation-date>2013-01-28T13:46:04</meta:creation-date>
    <dc:date>2013-01-28T22:30:49</dc:date>
    <dc:creator>MisterPup </dc:creator>
    <meta:editing-duration>PT31M33S</meta:editing-duration>
    <meta:editing-cycles>9</meta:editing-cycles>
    <meta:generator>LibreOffice/3.5$Linux_X86_64 LibreOffice_project/dc9775d-05ecbee-0851ad3-1586698-727bf66</meta:generator>
    <meta:document-statistic meta:object-count="18"/>
  </office:meta>
</office:document-meta>
</file>